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3512488549661083840" text:style-name="L1">
              <text:list-item>
                <text:p text:style-name="P6"><text:span text:style-name="T4">Daniel Bersenkowitsch (Schreiber)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Thomas Stütz</text:p>
              </text:list-item>
            </text:list>
          </table:table-cell>
        </table:table-row>
        <table:table-row>
          <table:table-cell table:style-name="Table1.A2" office:value-type="string">
            <text:p text:style-name="P5"><text:s/>Autor: Daniel Bersenkowitsch </text:p>
          </table:table-cell>
        </table:table-row>
        <table:table-row>
          <table:table-cell table:style-name="Table1.A2" office:value-type="string">
            <text:p text:style-name="P5">Dauer: 60min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6160247285802390287" text:style-name="L2">
              <text:list-item>
                <text:p text:style-name="P7">Codereview</text:p>
              </text:list-item>
              <text:list-item>
                <text:p text:style-name="P7">Konzept zur Ausarbeitung eines Trainingsplans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>Das neue Design der Applikation gefällt dem Betreuungslehrer.</text:p>
            <text:p text:style-name="P2">Codereview wurde gemacht.</text:p>
            <text:p text:style-name="P2"/>
            <text:p text:style-name="P2"/>
            <text:p text:style-name="P2">Nächste Iterationen:</text:p>
            <text:p text:style-name="P2">• Datenkonstrukt des Trainingsplans und mit dem Algorithmus beginnen zu coden.</text:p>
            <text:p text:style-name="P2">• Landscapemode bei Trainingssession konfigurieren.</text:p>
            <text:p text:style-name="P2">• Playlistmanagement</text:p>
            <text:p text:style-name="P2">• Paketdiagramm erstellen</text:p>
            <text:p text:style-name="P2">• Datenbank nur anfüllen wenn sie inkonsistent ist</text:p>
            <text:p text:style-name="P2"/>
            <text:p text:style-name="P2">Databinding nicht verwenden, da es keinen Verwendungszweck bei uns hat, Databinding verwendet man wenn sich Daten von Kontrollelementen zur Laufzeit verändern. Dies ist bei dieser Applikation nicht der Fall.</text:p>
            <text:p text:style-name="P2"/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iplomarbeitsbesprechung</text:span><text:tab/><text:tab/><text:span text:style-name="MT2">Protokoll vom 29.01.2016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3-18T13:24:22</dc:date>
    <meta:editing-duration>P1DT2H47M21S</meta:editing-duration>
    <meta:editing-cycles>18</meta:editing-cycles>
    <meta:generator>OpenOffice.org/3.4.1$Unix OpenOffice.org_project/341m1$Build-9593</meta:generator>
    <meta:document-statistic meta:table-count="1" meta:image-count="0" meta:object-count="0" meta:page-count="1" meta:paragraph-count="23" meta:word-count="106" meta:character-count="841"/>
  </office:meta>
</office:document-meta>
</file>